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90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7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3">
            <text:p>3</text:p>
          </table:table-cell>
          <table:table-cell table:style-name="ce19" office:value-type="date" office:date-value="2010-10-16">
            <text:p>16/oc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En Curso</text:p>
          </table:table-cell>
          <table:table-cell table:style-name="ce15" office:value-type="string">
            <text:p>Mario Batres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6"/>
          <table:table-cell table:style-name="ce47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4"/>
          <table:table-cell table:style-name="ce36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6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6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6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6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6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6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6" table:formula="of:=IF([.AB5]=&quot;&quot;;&quot;&quot;;CHOOSE(WEEKDAY([.AB5];2);&quot;L&quot;;&quot;M&quot;;&quot;X&quot;;&quot;J&quot;;&quot;V&quot;;&quot;S&quot;;&quot;D&quot;))">
            <text:p/>
          </table:table-cell>
          <table:table-cell table:style-name="ce36" table:formula="of:=IF([.AC5]=&quot;&quot;;&quot;&quot;;CHOOSE(WEEKDAY([.AC5];2);&quot;L&quot;;&quot;M&quot;;&quot;X&quot;;&quot;J&quot;;&quot;V&quot;;&quot;S&quot;;&quot;D&quot;))">
            <text:p/>
          </table:table-cell>
          <table:table-cell table:style-name="ce36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36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36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36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36" table:formula="of:=IF([.AH5]=&quot;&quot;;&quot;&quot;;CHOOSE(WEEKDAY([.AH5];2);&quot;L&quot;;&quot;M&quot;;&quot;X&quot;;&quot;J&quot;;&quot;V&quot;;&quot;S&quot;;&quot;D&quot;))">
            <text:p/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7" table:formula="of:=[Configuracion.C9]" office:value-type="date" office:date-value="2010-10-16">
            <text:p>16/oct</text:p>
          </table:table-cell>
          <table:table-cell table:style-name="ce37" table:formula="of:=[.J5]+1" office:value-type="date" office:date-value="2010-10-17">
            <text:p>17/oct</text:p>
          </table:table-cell>
          <table:table-cell table:style-name="ce37" table:formula="of:=[.K5]+1" office:value-type="date" office:date-value="2010-10-18">
            <text:p>18/oct</text:p>
          </table:table-cell>
          <table:table-cell table:style-name="ce37" table:formula="of:=[.L5]+1" office:value-type="date" office:date-value="2010-10-19">
            <text:p>19/oct</text:p>
          </table:table-cell>
          <table:table-cell table:style-name="ce37" table:formula="of:=[.M5]+1" office:value-type="date" office:date-value="2010-10-20">
            <text:p>20/oct</text:p>
          </table:table-cell>
          <table:table-cell table:style-name="ce37" table:formula="of:=[.N5]+1" office:value-type="date" office:date-value="2010-10-21">
            <text:p>21/oct</text:p>
          </table:table-cell>
          <table:table-cell table:style-name="ce37" table:formula="of:=[.O5]+1" office:value-type="date" office:date-value="2010-10-22">
            <text:p>22/oct</text:p>
          </table:table-cell>
          <table:table-cell table:style-name="ce37" table:formula="of:=[.P5]+1" office:value-type="date" office:date-value="2010-10-23">
            <text:p>23/oct</text:p>
          </table:table-cell>
          <table:table-cell table:style-name="ce37" table:formula="of:=[.Q5]+1" office:value-type="date" office:date-value="2010-10-24">
            <text:p>24/oct</text:p>
          </table:table-cell>
          <table:table-cell table:style-name="ce37" table:formula="of:=[.R5]+1" office:value-type="date" office:date-value="2010-10-25">
            <text:p>25/oct</text:p>
          </table:table-cell>
          <table:table-cell table:style-name="ce37" table:formula="of:=[.S5]+1" office:value-type="date" office:date-value="2010-10-26">
            <text:p>26/oct</text:p>
          </table:table-cell>
          <table:table-cell table:style-name="ce37" table:formula="of:=[.T5]+1" office:value-type="date" office:date-value="2010-10-27">
            <text:p>27/oct</text:p>
          </table:table-cell>
          <table:table-cell table:style-name="ce37" table:formula="of:=[.U5]+1" office:value-type="date" office:date-value="2010-10-28">
            <text:p>28/oct</text:p>
          </table:table-cell>
          <table:table-cell table:style-name="ce37" table:formula="of:=[.V5]+1" office:value-type="date" office:date-value="2010-10-29">
            <text:p>29/oct</text:p>
          </table:table-cell>
          <table:table-cell table:style-name="ce37" table:formula="of:=[.W5]+1" office:value-type="date" office:date-value="2010-10-30">
            <text:p>30/oct</text:p>
          </table:table-cell>
          <table:table-cell table:style-name="ce37" table:formula="of:=[.X5]+1" office:value-type="date" office:date-value="2010-10-31">
            <text:p>31/oct</text:p>
          </table:table-cell>
          <table:table-cell table:style-name="ce37" table:formula="of:=[.Y5]+1" office:value-type="date" office:date-value="2010-11-01">
            <text:p>01/nov</text:p>
          </table:table-cell>
          <table:table-cell table:style-name="ce37" table:formula="of:=[.Z5]+1" office:value-type="date" office:date-value="2010-11-02">
            <text:p>02/nov</text:p>
          </table:table-cell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Tareas Pendientes</text:p>
          </table:table-cell>
          <table:covered-table-cell table:style-name="ce30"/>
          <table:table-cell table:style-name="ce38" table:formula="of:=COUNTIF([.J10:.J31];&quot;&gt;0&quot;)" office:value-type="float" office:value="0">
            <text:p>0</text:p>
          </table:table-cell>
          <table:table-cell table:style-name="ce38" table:formula="of:=COUNTIF([.K10:.K31];&quot;&gt;0&quot;)" office:value-type="float" office:value="0">
            <text:p>0</text:p>
          </table:table-cell>
          <table:table-cell table:style-name="ce38" table:formula="of:=COUNTIF([.L10:.L31];&quot;&gt;0&quot;)" office:value-type="float" office:value="0">
            <text:p>0</text:p>
          </table:table-cell>
          <table:table-cell table:style-name="ce38" table:formula="of:=COUNTIF([.M10:.M31];&quot;&gt;0&quot;)" office:value-type="float" office:value="0">
            <text:p>0</text:p>
          </table:table-cell>
          <table:table-cell table:style-name="ce38" table:formula="of:=COUNTIF([.N10:.N31];&quot;&gt;0&quot;)" office:value-type="float" office:value="0">
            <text:p>0</text:p>
          </table:table-cell>
          <table:table-cell table:style-name="ce38" table:formula="of:=COUNTIF([.O10:.O31];&quot;&gt;0&quot;)" office:value-type="float" office:value="0">
            <text:p>0</text:p>
          </table:table-cell>
          <table:table-cell table:style-name="ce38" table:formula="of:=COUNTIF([.P10:.P31];&quot;&gt;0&quot;)" office:value-type="float" office:value="1">
            <text:p>1</text:p>
          </table:table-cell>
          <table:table-cell table:style-name="ce38" table:formula="of:=COUNTIF([.Q10:.Q31];&quot;&gt;0&quot;)" office:value-type="float" office:value="0">
            <text:p>0</text:p>
          </table:table-cell>
          <table:table-cell table:style-name="ce38" table:formula="of:=COUNTIF([.R10:.R31];&quot;&gt;0&quot;)" office:value-type="float" office:value="0">
            <text:p>0</text:p>
          </table:table-cell>
          <table:table-cell table:style-name="ce38" table:formula="of:=COUNTIF([.S10:.S31];&quot;&gt;0&quot;)" office:value-type="float" office:value="0">
            <text:p>0</text:p>
          </table:table-cell>
          <table:table-cell table:style-name="ce38" table:formula="of:=COUNTIF([.T10:.T31];&quot;&gt;0&quot;)" office:value-type="float" office:value="0">
            <text:p>0</text:p>
          </table:table-cell>
          <table:table-cell table:style-name="ce38" table:formula="of:=COUNTIF([.U10:.U31];&quot;&gt;0&quot;)" office:value-type="float" office:value="1">
            <text:p>1</text:p>
          </table:table-cell>
          <table:table-cell table:style-name="ce38" table:formula="of:=COUNTIF([.V10:.V31];&quot;&gt;0&quot;)" office:value-type="float" office:value="1">
            <text:p>1</text:p>
          </table:table-cell>
          <table:table-cell table:style-name="ce38" table:formula="of:=COUNTIF([.W10:.W31];&quot;&gt;0&quot;)" office:value-type="float" office:value="0">
            <text:p>0</text:p>
          </table:table-cell>
          <table:table-cell table:style-name="ce38" table:formula="of:=COUNTIF([.X10:.X31];&quot;&gt;0&quot;)" office:value-type="float" office:value="0">
            <text:p>0</text:p>
          </table:table-cell>
          <table:table-cell table:style-name="ce38" table:formula="of:=COUNTIF([.Y10:.Y31];&quot;&gt;0&quot;)" office:value-type="float" office:value="0">
            <text:p>0</text:p>
          </table:table-cell>
          <table:table-cell table:style-name="ce38" table:formula="of:=COUNTIF([.Z10:.Z31];&quot;&gt;0&quot;)" office:value-type="float" office:value="0">
            <text:p>0</text:p>
          </table:table-cell>
          <table:table-cell table:style-name="ce38" table:formula="of:=COUNTIF([.AA10:.AA31];&quot;&gt;0&quot;)" office:value-type="float" office:value="0">
            <text:p>0</text:p>
          </table:table-cell>
          <table:table-cell table:style-name="ce38" table:formula="of:=COUNTIF([.AB10:.AB31];&quot;&gt;0&quot;)" office:value-type="float" office:value="0">
            <text:p>0</text:p>
          </table:table-cell>
          <table:table-cell table:style-name="ce38" table:formula="of:=COUNTIF([.AC10:.AC31];&quot;&gt;0&quot;)" office:value-type="float" office:value="0">
            <text:p>0</text:p>
          </table:table-cell>
          <table:table-cell table:style-name="ce38" table:formula="of:=COUNTIF([.AD10:.AD31];&quot;&gt;0&quot;)" office:value-type="float" office:value="0">
            <text:p>0</text:p>
          </table:table-cell>
          <table:table-cell table:style-name="ce38" table:formula="of:=COUNTIF([.AE10:.AE31];&quot;&gt;0&quot;)" office:value-type="float" office:value="0">
            <text:p>0</text:p>
          </table:table-cell>
          <table:table-cell table:style-name="ce38" table:formula="of:=COUNTIF([.AF10:.AF31];&quot;&gt;0&quot;)" office:value-type="float" office:value="0">
            <text:p>0</text:p>
          </table:table-cell>
          <table:table-cell table:style-name="ce38" table:formula="of:=COUNTIF([.AG10:.AG31];&quot;&gt;0&quot;)" office:value-type="float" office:value="0">
            <text:p>0</text:p>
          </table:table-cell>
          <table:table-cell table:style-name="ce38" table:formula="of:=COUNTIF([.AH10:.AH3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1" office:value-type="string" table:number-columns-spanned="2" table:number-rows-spanned="1">
            <text:p>Horas de Trabajo Pendientes</text:p>
          </table:table-cell>
          <table:covered-table-cell table:style-name="ce31"/>
          <table:table-cell table:style-name="ce39" table:formula="of:=SUM([.J10:.J31])" office:value-type="float" office:value="0">
            <text:p>0</text:p>
          </table:table-cell>
          <table:table-cell table:style-name="ce39" table:formula="of:=SUM([.K10:.K31])" office:value-type="float" office:value="0">
            <text:p>0</text:p>
          </table:table-cell>
          <table:table-cell table:style-name="ce39" table:formula="of:=SUM([.L10:.L31])" office:value-type="float" office:value="0">
            <text:p>0</text:p>
          </table:table-cell>
          <table:table-cell table:style-name="ce39" table:formula="of:=SUM([.M10:.M31])" office:value-type="float" office:value="0">
            <text:p>0</text:p>
          </table:table-cell>
          <table:table-cell table:style-name="ce39" table:formula="of:=SUM([.N10:.N31])" office:value-type="float" office:value="0">
            <text:p>0</text:p>
          </table:table-cell>
          <table:table-cell table:style-name="ce39" table:formula="of:=SUM([.O10:.O31])" office:value-type="float" office:value="0">
            <text:p>0</text:p>
          </table:table-cell>
          <table:table-cell table:style-name="ce39" table:formula="of:=SUM([.P10:.P31])" office:value-type="float" office:value="2">
            <text:p>2</text:p>
          </table:table-cell>
          <table:table-cell table:style-name="ce39" table:formula="of:=SUM([.Q10:.Q31])" office:value-type="float" office:value="0">
            <text:p>0</text:p>
          </table:table-cell>
          <table:table-cell table:style-name="ce39" table:formula="of:=SUM([.R10:.R31])" office:value-type="float" office:value="0">
            <text:p>0</text:p>
          </table:table-cell>
          <table:table-cell table:style-name="ce39" table:formula="of:=SUM([.S10:.S31])" office:value-type="float" office:value="0">
            <text:p>0</text:p>
          </table:table-cell>
          <table:table-cell table:style-name="ce39" table:formula="of:=SUM([.T10:.T31])" office:value-type="float" office:value="0">
            <text:p>0</text:p>
          </table:table-cell>
          <table:table-cell table:style-name="ce39" table:formula="of:=SUM([.U10:.U31])" office:value-type="float" office:value="2">
            <text:p>2</text:p>
          </table:table-cell>
          <table:table-cell table:style-name="ce39" table:formula="of:=SUM([.V10:.V31])" office:value-type="float" office:value="2">
            <text:p>2</text:p>
          </table:table-cell>
          <table:table-cell table:style-name="ce39" table:formula="of:=SUM([.W10:.W31])" office:value-type="float" office:value="0">
            <text:p>0</text:p>
          </table:table-cell>
          <table:table-cell table:style-name="ce39" table:formula="of:=SUM([.X10:.X31])" office:value-type="float" office:value="0">
            <text:p>0</text:p>
          </table:table-cell>
          <table:table-cell table:style-name="ce39" table:formula="of:=SUM([.Y10:.Y31])" office:value-type="float" office:value="0">
            <text:p>0</text:p>
          </table:table-cell>
          <table:table-cell table:style-name="ce39" table:formula="of:=SUM([.Z10:.Z31])" office:value-type="float" office:value="0">
            <text:p>0</text:p>
          </table:table-cell>
          <table:table-cell table:style-name="ce39" table:formula="of:=SUM([.AA10:.AA31])" office:value-type="float" office:value="0">
            <text:p>0</text:p>
          </table:table-cell>
          <table:table-cell table:style-name="ce39" table:formula="of:=SUM([.AB10:.AB31])" office:value-type="float" office:value="0">
            <text:p>0</text:p>
          </table:table-cell>
          <table:table-cell table:style-name="ce39" table:formula="of:=SUM([.AC10:.AC31])" office:value-type="float" office:value="0">
            <text:p>0</text:p>
          </table:table-cell>
          <table:table-cell table:style-name="ce39" table:formula="of:=SUM([.AD10:.AD31])" office:value-type="float" office:value="0">
            <text:p>0</text:p>
          </table:table-cell>
          <table:table-cell table:style-name="ce39" table:formula="of:=SUM([.AE10:.AE31])" office:value-type="float" office:value="0">
            <text:p>0</text:p>
          </table:table-cell>
          <table:table-cell table:style-name="ce39" table:formula="of:=SUM([.AF10:.AF31])" office:value-type="float" office:value="0">
            <text:p>0</text:p>
          </table:table-cell>
          <table:table-cell table:style-name="ce39" table:formula="of:=SUM([.AG10:.AG31])" office:value-type="float" office:value="0">
            <text:p>0</text:p>
          </table:table-cell>
          <table:table-cell table:style-name="ce39" table:formula="of:=SUM([.AH10:.AH3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0" office:value-type="string" table:number-columns-spanned="25" table:number-rows-spanned="2">
            <text:p>Esfuerzo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28"/>
          <table:table-cell table:style-name="ce21" office:value-type="string" table:number-columns-spanned="2" table:number-rows-spanned="1">
            <text:p>Tarea</text:p>
          </table:table-cell>
          <table:covered-table-cell table:style-name="ce28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990"/>
        </table:table-row>
        <table:table-row table:style-name="ro8">
          <table:table-cell/>
          <table:table-cell table:style-name="ce22" office:value-type="float" office:value="41">
            <text:p>41</text:p>
          </table:table-cell>
          <table:table-cell table:style-name="ce24" office:value-type="string" table:number-columns-spanned="2" table:number-rows-spanned="1">
            <text:p>Carga de archivo cvs con la información de los estudiantes (archivo proporcionado por Registro y Estadistica)</text:p>
          </table:table-cell>
          <table:covered-table-cell table:style-name="ce26"/>
          <table:table-cell table:style-name="ce26" office:value-type="string" table:number-columns-spanned="2" table:number-rows-spanned="1">
            <text:p>Análisis del archivo CSV con la estrucutra de la BD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2" table:content-validation-name="val2" office:value-type="string">
            <text:p>Terminada</text:p>
          </table:table-cell>
          <table:table-cell table:style-name="ce22" table:content-validation-name="val3" office:value-type="string">
            <text:p>Mario Batres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table:number-columns-repeated="4"/>
          <table:table-cell table:style-name="ce48" table:number-columns-repeated="8"/>
          <table:table-cell table:number-columns-repeated="990"/>
        </table:table-row>
        <table:table-row table:style-name="ro9">
          <table:table-cell/>
          <table:table-cell table:style-name="ce23"/>
          <table:table-cell table:style-name="ce25" table:number-columns-spanned="2" table:number-rows-spanned="1"/>
          <table:covered-table-cell table:style-name="ce29"/>
          <table:table-cell table:style-name="ce29" office:value-type="string" table:number-columns-spanned="2" table:number-rows-spanned="1">
            <text:p>Diagrama de secuencia para el ingreso del archivo.</text:p>
          </table:table-cell>
          <table:covered-table-cell table:style-name="ce29"/>
          <table:table-cell table:style-name="ce23" table:content-validation-name="val1" office:value-type="string">
            <text:p>Análisis y Diseño</text:p>
          </table:table-cell>
          <table:table-cell table:style-name="ce33" table:content-validation-name="val2" office:value-type="string">
            <text:p>Terminada</text:p>
          </table:table-cell>
          <table:table-cell table:style-name="ce23" table:content-validation-name="val3" office:value-type="string">
            <text:p>Mario Batres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table:number-columns-repeated="12"/>
          <table:table-cell table:number-columns-repeated="990"/>
        </table:table-row>
        <table:table-row table:style-name="ro10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Modificación de la Base de datos para acoplar los nuevos campos con el archivo CSV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2" table:content-validation-name="val2" office:value-type="string">
            <text:p>En Curso</text:p>
          </table:table-cell>
          <table:table-cell table:style-name="ce22" table:content-validation-name="val3" office:value-type="string">
            <text:p>Mario Batres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table:number-columns-repeated="12"/>
          <table:table-cell table:number-columns-repeated="990"/>
        </table:table-row>
        <table:table-row table:style-name="ro9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Store Procedure para la transformación de datos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2" table:content-validation-name="val2" office:value-type="string">
            <text:p>Pendiente</text:p>
          </table:table-cell>
          <table:table-cell table:style-name="ce22" table:content-validation-name="val3" office:value-type="string">
            <text:p>Mario Batres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table:number-columns-repeated="12"/>
          <table:table-cell table:number-columns-repeated="990"/>
        </table:table-row>
        <table:table-row table:style-name="ro9">
          <table:table-cell/>
          <table:table-cell table:style-name="ce23"/>
          <table:table-cell table:style-name="ce25" table:number-columns-spanned="2" table:number-rows-spanned="1"/>
          <table:covered-table-cell table:style-name="ce29"/>
          <table:table-cell table:style-name="ce29" office:value-type="string" table:number-columns-spanned="2" table:number-rows-spanned="1">
            <text:p>Creación del módulo de ingreso del archivo en la aplicación.</text:p>
          </table:table-cell>
          <table:covered-table-cell table:style-name="ce29"/>
          <table:table-cell table:style-name="ce23" table:content-validation-name="val1" office:value-type="string">
            <text:p>Implementación</text:p>
          </table:table-cell>
          <table:table-cell table:style-name="ce33" table:content-validation-name="val2" office:value-type="string">
            <text:p>Pendiente</text:p>
          </table:table-cell>
          <table:table-cell table:style-name="ce23" table:content-validation-name="val3" office:value-type="string">
            <text:p>Mario Batres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2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4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5">
          <table:table-cell/>
          <table:table-cell table:style-name="ce22"/>
          <table:table-cell table:style-name="ce27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2" table:content-validation-name="val1"/>
          <table:table-cell table:style-name="ce32" table:content-validation-name="val2"/>
          <table:table-cell table:style-name="ce22" table:content-validation-name="val3"/>
          <table:table-cell table:style-name="ce44" table:number-columns-repeated="25"/>
          <table:table-cell table:number-columns-repeated="990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9"/>
          <table:table-cell table:style-name="ce45" table:formula="of:=[.J5]" office:value-type="date" office:date-value="2010-10-16">
            <text:p>16/oct</text:p>
          </table:table-cell>
          <table:table-cell table:style-name="ce45" table:formula="of:=[.K5]" office:value-type="date" office:date-value="2010-10-17">
            <text:p>17/oct</text:p>
          </table:table-cell>
          <table:table-cell table:style-name="ce45" table:formula="of:=[.L5]" office:value-type="date" office:date-value="2010-10-18">
            <text:p>18/oct</text:p>
          </table:table-cell>
          <table:table-cell table:style-name="ce45" table:formula="of:=[.M5]" office:value-type="date" office:date-value="2010-10-19">
            <text:p>19/oct</text:p>
          </table:table-cell>
          <table:table-cell table:style-name="ce45" table:formula="of:=[.N5]" office:value-type="date" office:date-value="2010-10-20">
            <text:p>20/oct</text:p>
          </table:table-cell>
          <table:table-cell table:style-name="ce45" table:formula="of:=[.O5]" office:value-type="date" office:date-value="2010-10-21">
            <text:p>21/oct</text:p>
          </table:table-cell>
          <table:table-cell table:style-name="ce45" table:formula="of:=[.P5]" office:value-type="date" office:date-value="2010-10-22">
            <text:p>22/oct</text:p>
          </table:table-cell>
          <table:table-cell table:style-name="ce45" table:formula="of:=[.Q5]" office:value-type="date" office:date-value="2010-10-23">
            <text:p>23/oct</text:p>
          </table:table-cell>
          <table:table-cell table:style-name="ce45" table:formula="of:=[.R5]" office:value-type="date" office:date-value="2010-10-24">
            <text:p>24/oct</text:p>
          </table:table-cell>
          <table:table-cell table:style-name="ce45" table:formula="of:=[.S5]" office:value-type="date" office:date-value="2010-10-25">
            <text:p>25/oct</text:p>
          </table:table-cell>
          <table:table-cell table:style-name="ce45" table:formula="of:=[.T5]" office:value-type="date" office:date-value="2010-10-26">
            <text:p>26/oct</text:p>
          </table:table-cell>
          <table:table-cell table:style-name="ce45" table:formula="of:=[.U5]" office:value-type="date" office:date-value="2010-10-27">
            <text:p>27/oct</text:p>
          </table:table-cell>
          <table:table-cell table:style-name="ce45" table:formula="of:=[.V5]" office:value-type="date" office:date-value="2010-10-28">
            <text:p>28/oct</text:p>
          </table:table-cell>
          <table:table-cell table:style-name="ce45" table:formula="of:=[.W5]" office:value-type="date" office:date-value="2010-10-29">
            <text:p>29/oct</text:p>
          </table:table-cell>
          <table:table-cell table:style-name="ce45" table:formula="of:=[.X5]" office:value-type="date" office:date-value="2010-10-30">
            <text:p>30/oct</text:p>
          </table:table-cell>
          <table:table-cell table:style-name="ce45" table:formula="of:=[.Y5]" office:value-type="date" office:date-value="2010-10-31">
            <text:p>31/oct</text:p>
          </table:table-cell>
          <table:table-cell table:style-name="ce45" table:number-columns-repeated="9"/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4]" office:value-type="string" office:string-value="Mario Batres">
            <text:p>Mario Batres</text:p>
          </table:table-cell>
          <table:table-cell table:style-name="ce34" table:formula="of:=SUMIF([.I10:.I31];[.I34];[.J10:.J31])" office:value-type="float" office:value="0">
            <text:p>0</text:p>
          </table:table-cell>
          <table:table-cell table:style-name="ce34" table:formula="of:=SUMIF([.I10:.I31];[.I34];[.K10:.K31])" office:value-type="float" office:value="0">
            <text:p>0</text:p>
          </table:table-cell>
          <table:table-cell table:style-name="ce34" table:formula="of:=SUMIF([.I10:.I31];[.I34];[.L10:.L31])" office:value-type="float" office:value="0">
            <text:p>0</text:p>
          </table:table-cell>
          <table:table-cell table:style-name="ce34" table:formula="of:=SUMIF([.I10:.I31];[.I34];[.M10:.M31])" office:value-type="float" office:value="0">
            <text:p>0</text:p>
          </table:table-cell>
          <table:table-cell table:style-name="ce34" table:formula="of:=SUMIF([.I10:.I31];[.I34];[.N10:.N31])" office:value-type="float" office:value="0">
            <text:p>0</text:p>
          </table:table-cell>
          <table:table-cell table:style-name="ce34" table:formula="of:=SUMIF([.I10:.I31];[.I34];[.O10:.O31])" office:value-type="float" office:value="0">
            <text:p>0</text:p>
          </table:table-cell>
          <table:table-cell table:style-name="ce34" table:formula="of:=SUMIF([.I10:.I31];[.I34];[.P10:.P31])" office:value-type="float" office:value="2">
            <text:p>2</text:p>
          </table:table-cell>
          <table:table-cell table:style-name="ce34" table:formula="of:=SUMIF([.I10:.I31];[.I34];[.Q10:.Q31])" office:value-type="float" office:value="0">
            <text:p>0</text:p>
          </table:table-cell>
          <table:table-cell table:style-name="ce34" table:formula="of:=SUMIF([.I10:.I31];[.I34];[.R10:.R31])" office:value-type="float" office:value="0">
            <text:p>0</text:p>
          </table:table-cell>
          <table:table-cell table:style-name="ce34" table:formula="of:=SUMIF([.I10:.I31];[.I34];[.S10:.S31])" office:value-type="float" office:value="0">
            <text:p>0</text:p>
          </table:table-cell>
          <table:table-cell table:style-name="ce34" table:formula="of:=SUMIF([.I10:.I31];[.I34];[.T10:.T31])" office:value-type="float" office:value="0">
            <text:p>0</text:p>
          </table:table-cell>
          <table:table-cell table:style-name="ce34" table:formula="of:=SUMIF([.I10:.I31];[.I34];[.U10:.U31])" office:value-type="float" office:value="2">
            <text:p>2</text:p>
          </table:table-cell>
          <table:table-cell table:style-name="ce34" table:formula="of:=SUMIF([.I10:.I31];[.I34];[.V10:.V31])" office:value-type="float" office:value="2">
            <text:p>2</text:p>
          </table:table-cell>
          <table:table-cell table:style-name="ce34" table:formula="of:=SUMIF([.I10:.I31];[.I34];[.W10:.W31])" office:value-type="float" office:value="0">
            <text:p>0</text:p>
          </table:table-cell>
          <table:table-cell table:style-name="ce34" table:formula="of:=SUMIF([.I10:.I31];[.I34];[.X10:.X31])" office:value-type="float" office:value="0">
            <text:p>0</text:p>
          </table:table-cell>
          <table:table-cell table:style-name="ce34" table:formula="of:=SUMIF([.I10:.I31];[.I34];[.Y10:.Y31])" office:value-type="float" office:value="0">
            <text:p>0</text:p>
          </table:table-cell>
          <table:table-cell table:style-name="ce34" table:formula="of:=SUMIF([.I10:.I31];[.I34];[.Z10:.Z31])" office:value-type="float" office:value="0">
            <text:p>0</text:p>
          </table:table-cell>
          <table:table-cell table:style-name="ce34" table:formula="of:=SUMIF([.I10:.I31];[.I34];[.AA10:.AA31])" office:value-type="float" office:value="0">
            <text:p>0</text:p>
          </table:table-cell>
          <table:table-cell table:style-name="ce34" table:formula="of:=SUMIF([.I10:.I31];[.I34];[.AB10:.AB31])" office:value-type="float" office:value="0">
            <text:p>0</text:p>
          </table:table-cell>
          <table:table-cell table:style-name="ce34" table:formula="of:=SUMIF([.I10:.I31];[.I34];[.AC10:.AC31])" office:value-type="float" office:value="0">
            <text:p>0</text:p>
          </table:table-cell>
          <table:table-cell table:style-name="ce34" table:formula="of:=SUMIF([.I10:.I31];[.I34];[.AD10:.AD31])" office:value-type="float" office:value="0">
            <text:p>0</text:p>
          </table:table-cell>
          <table:table-cell table:style-name="ce34" table:formula="of:=SUMIF([.I10:.I31];[.I34];[.AE10:.AE31])" office:value-type="float" office:value="0">
            <text:p>0</text:p>
          </table:table-cell>
          <table:table-cell table:style-name="ce34" table:formula="of:=SUMIF([.I10:.I31];[.I34];[.AF10:.AF31])" office:value-type="float" office:value="0">
            <text:p>0</text:p>
          </table:table-cell>
          <table:table-cell table:style-name="ce34" table:formula="of:=SUMIF([.I10:.I31];[.I34];[.AG10:.AG31])" office:value-type="float" office:value="0">
            <text:p>0</text:p>
          </table:table-cell>
          <table:table-cell table:style-name="ce34" table:formula="of:=SUMIF([.I10:.I31];[.I34];[.AH10:.AH31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4" table:content-validation-name="val4" table:formula="of:=[$Configuracion.D15]" office:value-type="string" office:string-value="Mario Batres">
            <text:p>Mario Batres</text:p>
          </table:table-cell>
          <table:table-cell table:style-name="ce34" table:formula="of:=SUMIF([.I10:.I31];[.I35];[.J10:.J31])" office:value-type="float" office:value="0">
            <text:p>0</text:p>
          </table:table-cell>
          <table:table-cell table:style-name="ce34" table:formula="of:=SUMIF([.I10:.I31];[.I35];[.K10:.K31])" office:value-type="float" office:value="0">
            <text:p>0</text:p>
          </table:table-cell>
          <table:table-cell table:style-name="ce34" table:formula="of:=SUMIF([.I10:.I31];[.I35];[.L10:.L31])" office:value-type="float" office:value="0">
            <text:p>0</text:p>
          </table:table-cell>
          <table:table-cell table:style-name="ce34" table:formula="of:=SUMIF([.I10:.I31];[.I35];[.M10:.M31])" office:value-type="float" office:value="0">
            <text:p>0</text:p>
          </table:table-cell>
          <table:table-cell table:style-name="ce34" table:formula="of:=SUMIF([.I10:.I31];[.I35];[.N10:.N31])" office:value-type="float" office:value="0">
            <text:p>0</text:p>
          </table:table-cell>
          <table:table-cell table:style-name="ce34" table:formula="of:=SUMIF([.I10:.I31];[.I35];[.O10:.O31])" office:value-type="float" office:value="0">
            <text:p>0</text:p>
          </table:table-cell>
          <table:table-cell table:style-name="ce34" table:formula="of:=SUMIF([.I10:.I31];[.I35];[.P10:.P31])" office:value-type="float" office:value="2">
            <text:p>2</text:p>
          </table:table-cell>
          <table:table-cell table:style-name="ce34" table:formula="of:=SUMIF([.I10:.I31];[.I35];[.Q10:.Q31])" office:value-type="float" office:value="0">
            <text:p>0</text:p>
          </table:table-cell>
          <table:table-cell table:style-name="ce34" table:formula="of:=SUMIF([.I10:.I31];[.I35];[.R10:.R31])" office:value-type="float" office:value="0">
            <text:p>0</text:p>
          </table:table-cell>
          <table:table-cell table:style-name="ce34" table:formula="of:=SUMIF([.I10:.I31];[.I35];[.S10:.S31])" office:value-type="float" office:value="0">
            <text:p>0</text:p>
          </table:table-cell>
          <table:table-cell table:style-name="ce34" table:formula="of:=SUMIF([.I10:.I31];[.I35];[.T10:.T31])" office:value-type="float" office:value="0">
            <text:p>0</text:p>
          </table:table-cell>
          <table:table-cell table:style-name="ce34" table:formula="of:=SUMIF([.I10:.I31];[.I35];[.U10:.U31])" office:value-type="float" office:value="2">
            <text:p>2</text:p>
          </table:table-cell>
          <table:table-cell table:style-name="ce34" table:formula="of:=SUMIF([.I10:.I31];[.I35];[.V10:.V31])" office:value-type="float" office:value="2">
            <text:p>2</text:p>
          </table:table-cell>
          <table:table-cell table:style-name="ce34" table:formula="of:=SUMIF([.I10:.I31];[.I35];[.W10:.W31])" office:value-type="float" office:value="0">
            <text:p>0</text:p>
          </table:table-cell>
          <table:table-cell table:style-name="ce34" table:formula="of:=SUMIF([.I10:.I31];[.I35];[.X10:.X31])" office:value-type="float" office:value="0">
            <text:p>0</text:p>
          </table:table-cell>
          <table:table-cell table:style-name="ce34" table:formula="of:=SUMIF([.I10:.I31];[.I35];[.Y10:.Y31])" office:value-type="float" office:value="0">
            <text:p>0</text:p>
          </table:table-cell>
          <table:table-cell table:style-name="ce34" table:formula="of:=SUMIF([.I10:.I31];[.I35];[.Z10:.Z31])" office:value-type="float" office:value="0">
            <text:p>0</text:p>
          </table:table-cell>
          <table:table-cell table:style-name="ce34" table:formula="of:=SUMIF([.I10:.I31];[.I35];[.AA10:.AA31])" office:value-type="float" office:value="0">
            <text:p>0</text:p>
          </table:table-cell>
          <table:table-cell table:style-name="ce34" table:formula="of:=SUMIF([.I10:.I31];[.I35];[.AB10:.AB31])" office:value-type="float" office:value="0">
            <text:p>0</text:p>
          </table:table-cell>
          <table:table-cell table:style-name="ce34" table:formula="of:=SUMIF([.I10:.I31];[.I35];[.AC10:.AC31])" office:value-type="float" office:value="0">
            <text:p>0</text:p>
          </table:table-cell>
          <table:table-cell table:style-name="ce34" table:formula="of:=SUMIF([.I10:.I31];[.I35];[.AD10:.AD31])" office:value-type="float" office:value="0">
            <text:p>0</text:p>
          </table:table-cell>
          <table:table-cell table:style-name="ce34" table:formula="of:=SUMIF([.I10:.I31];[.I35];[.AE10:.AE31])" office:value-type="float" office:value="0">
            <text:p>0</text:p>
          </table:table-cell>
          <table:table-cell table:style-name="ce34" table:formula="of:=SUMIF([.I10:.I31];[.I35];[.AF10:.AF31])" office:value-type="float" office:value="0">
            <text:p>0</text:p>
          </table:table-cell>
          <table:table-cell table:style-name="ce34" table:formula="of:=SUMIF([.I10:.I31];[.I35];[.AG10:.AG31])" office:value-type="float" office:value="0">
            <text:p>0</text:p>
          </table:table-cell>
          <table:table-cell table:style-name="ce34" table:formula="of:=SUMIF([.I10:.I31];[.I35];[.AH10:.AH31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5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table:shapes>
          <draw:frame draw:z-index="0" draw:style-name="gr2" svg:width="40cm" svg:height="12cm" svg:x="2cm" svg:y="2.855cm">
            <draw:object draw:notify-on-update-of-ranges="Sprint.J5:Sprint.P5 Sprint.H7:Sprint.H7 Sprint.J7:Sprint.P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75cm">
            <draw:object draw:notify-on-update-of-ranges="Sprint.J5:Sprint.P5 Sprint.H6:Sprint.H6 Sprint.J6:Sprint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85cm">
            <draw:object draw:notify-on-update-of-ranges="Sprint.J33:Sprint.P33 Sprint.I34:Sprint.I34 Sprint.J34:Sprint.P34 Sprint.I35:Sprint.I35 Sprint.J35:Sprint.P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3">
            <text:p>3</text:p>
          </table:table-cell>
          <table:table-cell table:style-name="ce19" table:formula="of:=[$Configuracion.C9]" office:value-type="date" office:date-value="2010-10-16">
            <text:p>16/oct</text:p>
          </table:table-cell>
          <table:table-cell table:style-name="ce13" table:formula="of:=[$Configuracion.D9]" office:value-type="float" office:value="3">
            <text:p>3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9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9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/10/2010</text:date>, <text:time>10:3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Mario Batres</dc:creator>
    <dc:date>2010-10-29T10:33:23</dc:date>
    <meta:generator>OpenOffice.org/3.1$Unix OpenOffice.org_project/310m19$Build-9420</meta:generator>
    <meta:editing-duration>PT11H56M46S</meta:editing-duration>
    <meta:editing-cycles>37</meta:editing-cycles>
    <meta:document-statistic meta:table-count="4" meta:cell-count="30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P6 Sprint.H6:Sprint.H6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P6" chart:label-cell-address="Sprint.H6:Sprint.H6" chart:class="chart:area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6:Sprint.H6">Tareas Pendientes</text:p>
              </table:table-cell>
              <table:table-cell office:value-type="float" office:value="0">
                <text:p text:id="Sprint.J6:Sprint.P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6.73cm" svg:y="10.943cm" chart:style-name="ch3"/>
        <chart:plot-area chart:style-name="ch4" table:cell-range-address="Sprint.I33:Sprint.P3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33:Sprint.P3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34:Sprint.P34" chart:label-cell-address="Sprint.I34:Sprint.I34" chart:class="chart:line">
            <chart:data-point chart:repeated="7"/>
          </chart:series>
          <chart:series chart:style-name="ch10" chart:values-cell-range-address="Sprint.J35:Sprint.P35" chart:label-cell-address="Sprint.I35:Sprint.I35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33:Sprint.P33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I34:Sprint.I34">Mario Batres</text:p>
              </table:table-cell>
              <table:table-cell office:value-type="float" office:value="0">
                <text:p text:id="Sprint.J34:Sprint.P3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 text:id="Sprint.I35:Sprint.I35">Mario Batres</text:p>
              </table:table-cell>
              <table:table-cell office:value-type="float" office:value="0">
                <text:p text:id="Sprint.J35:Sprint.P3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P5 Sprint.H7:Sprint.H7 Sprint.J7:Sprint.P7" chart:data-source-has-labels="both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P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P7" chart:label-cell-address="Sprint.H7:Sprint.H7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P5">16/oct</text:p>
              </table:table-cell>
              <table:table-cell office:value-type="string">
                <text:p>17/oct</text:p>
              </table:table-cell>
              <table:table-cell office:value-type="string">
                <text:p>18/oct</text:p>
              </table:table-cell>
              <table:table-cell office:value-type="string">
                <text:p>19/oct</text:p>
              </table:table-cell>
              <table:table-cell office:value-type="string">
                <text:p>20/oct</text:p>
              </table:table-cell>
              <table:table-cell office:value-type="string">
                <text:p>21/oct</text:p>
              </table:table-cell>
              <table:table-cell office:value-type="string">
                <text:p>22/oct</text:p>
              </table:table-cell>
            </table:table-row>
          </table:table-header-rows>
          <table:table-rows>
            <table:table-row>
              <table:table-cell office:value-type="string">
                <text:p text:id="Sprint.H7:Sprint.H7">Horas de Trabajo Pendientes</text:p>
              </table:table-cell>
              <table:table-cell office:value-type="float" office:value="0">
                <text:p text:id="Sprint.J7:Sprint.P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